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 style:writing-mode="lr-tb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ff6600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 style:writing-mode="lr-tb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417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textarea-horizontal-align="justify" draw:textarea-vertical-align="middle" draw:auto-grow-height="false" fo:min-height="0.1335in" fo:min-width="0.1335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5" draw:name="Shape 72" draw:style-name="gr8" draw:text-style-name="P7" svg:width="0.1335in" svg:height="0.1335in" svg:x="0.5929in" svg:y="0.4154in"><text:p/><draw:enhanced-geometry svg:viewBox="0 0 21600 21600" draw:type="rectangle" draw:enhanced-path="M 0 0 L 21600 0 21600 21600 0 21600 0 0 Z N"/></draw:custom-shape><draw:custom-shape text:anchor-type="paragraph" draw:z-index="3" draw:name="Shape 70" draw:style-name="gr10" draw:text-style-name="P9" svg:width="0.135in" svg:height="0.135in" svg:x="1.9063in" svg:y="0.4193in"><text:p/><draw:enhanced-geometry svg:viewBox="0 0 21600 21600" draw:type="rectangle" draw:enhanced-path="M 0 0 L 21600 0 21600 21600 0 21600 0 0 Z N"/></draw:custom-shape><draw:custom-shape text:anchor-type="paragraph" draw:z-index="1" draw:name="Shape 68" draw:style-name="gr15" draw:text-style-name="P8" svg:width="0.1335in" svg:height="0.1335in" svg:x="3.1827in" svg:y="0.4201in"><text:p/><draw:enhanced-geometry svg:viewBox="0 0 21600 21600" draw:type="rectangle" draw:enhanced-path="M 0 0 L 21600 0 21600 21600 0 21600 0 0 Z N"/></draw:custom-shape><draw:custom-shape text:anchor-type="paragraph" draw:z-index="13" draw:name="Shape 2" draw:style-name="gr8" draw:text-style-name="P7" svg:width="0.1335in" svg:height="0.1335in" svg:x="5.7846in" svg:y="0.418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><draw:custom-shape text:anchor-type="paragraph" draw:z-index="4" draw:name="Shape 71" draw:style-name="gr14" draw:text-style-name="P8" svg:width="0.1378in" svg:height="0.1378in" svg:x="0.119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8" draw:text-style-name="P7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11" draw:text-style-name="P9" svg:width="0.1335in" svg:height="0.1335in" svg:x="0.114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9" draw:text-style-name="P8" svg:width="0.1343in" svg:height="0.1343in" svg:x="0.1299in" svg:y="0.1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1" draw:text-style-name="P9" svg:width="0.1335in" svg:height="0.1335in" svg:x="0.128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3" draw:text-style-name="P8" svg:width="0.135in" svg:height="0.135in" svg:x="0.1453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2" draw:text-style-name="P10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0" draw:text-style-name="P9" svg:width="0.135in" svg:height="0.135in" svg:x="0.12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4" draw:style-name="gr1" draw:text-style-name="P3" svg:width="0.1343in" svg:height="0.1343in" svg:x="0.113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4" draw:style-name="gr7" draw:text-style-name="P4" svg:width="0.135in" svg:height="0.1421in" svg:x="0.1236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5" draw:style-name="gr3" draw:text-style-name="P5" svg:width="0.135in" svg:height="0.135in" svg:x="0.1165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1" draw:name="Shape 48" draw:style-name="gr4" draw:text-style-name="P3" svg:width="0.1362in" svg:height="0.1362in" svg:x="0.1244in" svg:y="0.162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1118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8" draw:style-name="gr6" draw:text-style-name="P6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7" draw:style-name="gr5" draw:text-style-name="P4" svg:width="0.1335in" svg:height="0.1335in" svg:x="0.1102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9" draw:style-name="gr3" draw:text-style-name="P5" svg:width="0.135in" svg:height="0.135in" svg:x="0.11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2" draw:style-name="gr2" draw:text-style-name="P4" svg:width="0.135in" svg:height="0.135in" svg:x="0.111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1" draw:style-name="gr3" draw:text-style-name="P5" svg:width="0.135in" svg:height="0.135in" svg:x="0.1382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16:48:39.339160788</dc:date>
    <meta:editing-duration>PT2H28M22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